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  <table:table-cell office:value-type="string" calcext:value-type="string">
            <text:p>Col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äsure1</text:p>
          </table:table-cell>
          <table:table-cell office:value-type="string" calcext:value-type="string">
            <text:p>Measure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ä_t1</text:p>
          </table:table-cell>
          <table:table-cell office:value-type="string" calcext:value-type="string">
            <text:p>M2_t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Mä_t2</text:p>
          </table:table-cell>
          <table:table-cell office:value-type="string" calcext:value-type="string">
            <text:p>M2_t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Mä_t3</text:p>
          </table:table-cell>
          <table:table-cell office:value-type="string" calcext:value-type="string">
            <text:p>M2_t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1_t1</text:p>
          </table:table-cell>
          <table:table-cell office:value-type="string" calcext:value-type="string">
            <text:p>M22_t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M11_t2</text:p>
          </table:table-cell>
          <table:table-cell office:value-type="string" calcext:value-type="string">
            <text:p>M22_t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M11_t3</text:p>
          </table:table-cell>
          <table:table-cell office:value-type="string" calcext:value-type="string">
            <text:p>M22_t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2" calcext:value-type="float">
            <text:p>222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11_t1</text:p>
          </table:table-cell>
          <table:table-cell office:value-type="string" calcext:value-type="string">
            <text:p>M222_t1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string" calcext:value-type="string">
            <text:p>ü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7">00/00/0000</text:date>, <text:time style:data-style-name="N2" text:time-value="18:01:39.1643207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3T15:57:35.075755422</meta:creation-date>
    <dc:date>2023-01-27T18:02:52.286465960</dc:date>
    <meta:editing-duration>PT9M13S</meta:editing-duration>
    <meta:editing-cycles>7</meta:editing-cycles>
    <meta:generator>LibreOffice/6.0.7.3$Linux_X86_64 LibreOffice_project/00m0$Build-3</meta:generator>
    <meta:document-statistic meta:table-count="2" meta:cell-count="49" meta:object-count="0"/>
  </office:meta>
</office:document-meta>
</file>